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Droid Sans Devanagari1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  <style:font-face style:name="Tw Cen MT" svg:font-family="'Tw Cen MT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8933e" style:font-size-asian="14pt" style:font-size-complex="14pt"/>
    </style:style>
    <style:style style:name="P2" style:family="paragraph" style:parent-style-name="Standard">
      <style:paragraph-properties fo:margin-top="0.101cm" fo:margin-bottom="0.101cm" style:contextual-spacing="false"/>
      <style:text-properties fo:font-size="14pt" officeooo:paragraph-rsid="0008933e" style:font-size-asian="14pt" style:font-size-complex="14pt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4pt" fo:font-style="normal" fo:font-weight="normal" officeooo:rsid="0020f992" officeooo:paragraph-rsid="0008933e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4pt" fo:font-style="normal" fo:font-weight="normal" officeooo:rsid="00244aec" officeooo:paragraph-rsid="0008933e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style:contextual-spacing="false"/>
      <style:text-properties fo:font-weight="bold" officeooo:rsid="002293fb" officeooo:paragraph-rsid="0008933e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officeooo:paragraph-rsid="0008933e"/>
    </style:style>
    <style:style style:name="P7" style:family="paragraph" style:parent-style-name="Text_20_body">
      <style:text-properties fo:font-weight="bold" officeooo:rsid="000dc482" officeooo:paragraph-rsid="000dc482" style:font-weight-asian="bold" style:font-weight-complex="bold"/>
    </style:style>
    <style:style style:name="P8" style:family="paragraph" style:parent-style-name="Text_20_body">
      <style:text-properties fo:font-size="14pt" fo:font-style="normal" fo:font-weight="normal" officeooo:rsid="002580c8" officeooo:paragraph-rsid="0008933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ext_20_body">
      <style:text-properties officeooo:paragraph-rsid="000dc482"/>
    </style:style>
    <style:style style:name="P11" style:family="paragraph" style:parent-style-name="Title">
      <style:paragraph-properties fo:margin-top="0.423cm" fo:margin-bottom="0.212cm" style:contextual-spacing="false"/>
    </style:style>
    <style:style style:name="P12" style:family="paragraph" style:parent-style-name="Heading_20_1">
      <style:paragraph-properties fo:margin-top="0.826cm" fo:margin-bottom="0.614cm" style:contextual-spacing="false"/>
    </style:style>
    <style:style style:name="P13" style:family="paragraph" style:parent-style-name="Heading_20_1">
      <style:paragraph-properties fo:break-before="page"/>
      <style:text-properties officeooo:rsid="0008933e" officeooo:paragraph-rsid="0008933e"/>
    </style:style>
    <style:style style:name="P14" style:family="paragraph" style:parent-style-name="Heading_20_1">
      <style:paragraph-properties fo:break-before="page"/>
      <style:text-properties officeooo:rsid="0008933e" officeooo:paragraph-rsid="000a7172"/>
    </style:style>
    <style:style style:name="P15" style:family="paragraph" style:parent-style-name="Heading_20_1">
      <style:paragraph-properties fo:break-before="page"/>
      <style:text-properties officeooo:rsid="000dc482" officeooo:paragraph-rsid="000dc482"/>
    </style:style>
    <style:style style:name="P16" style:family="paragraph" style:parent-style-name="Heading_20_1">
      <style:paragraph-properties fo:break-before="page"/>
      <style:text-properties officeooo:rsid="000f2b9b" officeooo:paragraph-rsid="000f2b9b"/>
    </style:style>
    <style:style style:name="P17" style:family="paragraph" style:parent-style-name="Heading_20_2">
      <style:text-properties fo:font-size="15pt" style:font-size-asian="15pt" style:font-size-complex="15pt"/>
    </style:style>
    <style:style style:name="P18" style:family="paragraph" style:parent-style-name="Heading_20_2">
      <style:text-properties fo:font-size="15pt" officeooo:paragraph-rsid="000a7172" style:font-size-asian="15pt" style:font-size-complex="15pt"/>
    </style:style>
    <style:style style:name="P19" style:family="paragraph" style:parent-style-name="Heading_20_2">
      <style:text-properties officeooo:rsid="000dc482" officeooo:paragraph-rsid="000dc482"/>
    </style:style>
    <style:style style:name="P20" style:family="paragraph" style:parent-style-name="Heading_20_2">
      <style:text-properties officeooo:rsid="000fd42c" officeooo:paragraph-rsid="000fd42c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2293fb" officeooo:paragraph-rsid="0008933e" style:font-weight-asian="bold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fo:font-size="14pt" fo:font-style="normal" fo:font-weight="normal" officeooo:rsid="002293fb" officeooo:paragraph-rsid="0008933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2">
      <style:paragraph-properties fo:margin-top="0.101cm" fo:margin-bottom="0.101cm" style:contextual-spacing="false"/>
      <style:text-properties fo:font-size="14pt" fo:font-style="normal" fo:font-weight="normal" officeooo:rsid="002580c8" officeooo:paragraph-rsid="0008933e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2">
      <style:paragraph-properties fo:margin-top="0.101cm" fo:margin-bottom="0.101cm" style:contextual-spacing="false"/>
      <style:text-properties officeooo:paragraph-rsid="0008933e"/>
    </style:style>
    <style:style style:name="P25" style:family="paragraph" style:parent-style-name="Text_20_body" style:list-style-name="L3">
      <style:text-properties officeooo:paragraph-rsid="000a7172"/>
    </style:style>
    <style:style style:name="P26" style:family="paragraph" style:parent-style-name="Text_20_body" style:list-style-name="L3">
      <style:text-properties officeooo:rsid="000a7172" officeooo:paragraph-rsid="000a7172"/>
    </style:style>
    <style:style style:name="P27" style:family="paragraph" style:parent-style-name="Text_20_body" style:list-style-name="L4">
      <style:text-properties officeooo:rsid="000dc482" officeooo:paragraph-rsid="000dc482"/>
    </style:style>
    <style:style style:name="P28" style:family="paragraph" style:parent-style-name="Text_20_body" style:list-style-name="L4">
      <style:text-properties fo:font-size="14pt" officeooo:rsid="000dc482" officeooo:paragraph-rsid="000dc482" style:font-size-asian="14pt" style:font-size-complex="14pt"/>
    </style:style>
    <style:style style:name="P29" style:family="paragraph" style:parent-style-name="Text_20_body" style:list-style-name="L6">
      <style:text-properties officeooo:rsid="000fd42c" officeooo:paragraph-rsid="000fd42c"/>
    </style:style>
    <style:style style:name="P30" style:family="paragraph" style:parent-style-name="Text_20_body" style:list-style-name="L7">
      <style:text-properties officeooo:rsid="000fd42c" officeooo:paragraph-rsid="000fd42c"/>
    </style:style>
    <style:style style:name="P31" style:family="paragraph" style:parent-style-name="Text_20_body">
      <style:text-properties officeooo:paragraph-rsid="000fd42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10a" style:font-weight-asian="normal" style:font-weight-complex="normal"/>
    </style:style>
    <style:style style:name="T3" style:family="text">
      <style:text-properties fo:font-weight="normal" officeooo:rsid="0020c47b" style:font-weight-asian="normal" style:font-weight-complex="normal"/>
    </style:style>
    <style:style style:name="T4" style:family="text">
      <style:text-properties fo:font-weight="normal" officeooo:rsid="000b241b" style:font-weight-asian="normal" style:font-weight-complex="normal"/>
    </style:style>
    <style:style style:name="T5" style:family="text">
      <style:text-properties fo:font-weight="normal" officeooo:rsid="000d16b4" style:font-weight-asian="normal" style:font-weight-complex="normal"/>
    </style:style>
    <style:style style:name="T6" style:family="text">
      <style:text-properties fo:font-weight="normal" officeooo:rsid="000f2b9b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a7172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a7172" style:font-size-asian="14pt" style:font-size-complex="14pt"/>
    </style:style>
    <style:style style:name="T11" style:family="text">
      <style:text-properties fo:font-size="14pt" officeooo:rsid="0020110a" style:font-size-asian="14pt" style:font-size-complex="14pt"/>
    </style:style>
    <style:style style:name="T12" style:family="text">
      <style:text-properties fo:font-size="14pt" officeooo:rsid="000dc482" style:font-size-asian="14pt" style:font-size-complex="14pt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20f99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2293f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244ae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2580c8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bold" officeooo:rsid="0020f99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style:font-size-asian="14pt" style:font-style-asian="normal" style:font-size-complex="14pt" style:font-style-complex="normal"/>
    </style:style>
    <style:style style:name="T20" style:family="text">
      <style:text-properties fo:font-size="14pt" fo:font-weight="normal" officeooo:rsid="000a7172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f2b9b" style:font-size-asian="14pt" style:font-weight-asian="normal" style:font-size-complex="14pt" style:font-weight-complex="normal"/>
    </style:style>
    <style:style style:name="T22" style:family="text">
      <style:text-properties officeooo:rsid="001e59ca"/>
    </style:style>
    <style:style style:name="T23" style:family="text">
      <style:text-properties officeooo:rsid="0020110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110a" style:font-weight-asian="bold" style:font-weight-complex="bold"/>
    </style:style>
    <style:style style:name="T26" style:family="text">
      <style:text-properties fo:font-weight="bold" officeooo:rsid="0020c47b" style:font-weight-asian="bold" style:font-weight-complex="bold"/>
    </style:style>
    <style:style style:name="T27" style:family="text">
      <style:text-properties fo:font-weight="bold" officeooo:rsid="0008933e" style:font-weight-asian="bold" style:font-weight-complex="bold"/>
    </style:style>
    <style:style style:name="T28" style:family="text">
      <style:text-properties fo:font-weight="bold" officeooo:rsid="001e59ca" style:font-weight-asian="bold" style:font-weight-complex="bold"/>
    </style:style>
    <style:style style:name="T29" style:family="text">
      <style:text-properties fo:font-weight="bold" officeooo:rsid="000a7172" style:font-weight-asian="bold" style:font-weight-complex="bold"/>
    </style:style>
    <style:style style:name="T30" style:family="text">
      <style:text-properties fo:font-weight="bold" officeooo:rsid="000d16b4" style:font-weight-asian="bold" style:font-weight-complex="bold"/>
    </style:style>
    <style:style style:name="T31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officeooo:rsid="0020f992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20f992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b241b" style:font-style-asian="italic" style:font-weight-asian="normal" style:font-style-complex="italic" style:font-weight-complex="normal"/>
    </style:style>
    <style:style style:name="T35" style:family="text">
      <style:text-properties fo:font-style="italic" officeooo:rsid="000b241b" style:font-style-asian="italic" style:font-style-complex="italic"/>
    </style:style>
    <style:style style:name="T36" style:family="text">
      <style:text-properties fo:font-style="italic" officeooo:rsid="000d16b4" style:font-style-asian="italic" style:font-style-complex="italic"/>
    </style:style>
    <style:style style:name="T37" style:family="text">
      <style:text-properties fo:font-style="normal" fo:font-weight="bold" officeooo:rsid="0020f992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officeooo:rsid="0020f99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44aec" style:font-style-asian="normal" style:font-weight-asian="normal" style:font-style-complex="normal" style:font-weight-complex="normal"/>
    </style:style>
    <style:style style:name="T40" style:family="text">
      <style:text-properties fo:font-style="normal" officeooo:rsid="002580c8" style:font-style-asian="normal" style:font-style-complex="normal"/>
    </style:style>
    <style:style style:name="T41" style:family="text">
      <style:text-properties officeooo:rsid="0009b931"/>
    </style:style>
    <style:style style:name="T42" style:family="text">
      <style:text-properties officeooo:rsid="000a7172"/>
    </style:style>
    <style:style style:name="T43" style:family="text">
      <style:text-properties style:font-name="Liberation Serif1" fo:font-size="20pt" fo:font-weight="bold" officeooo:rsid="000a7172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44" style:family="text">
      <style:text-properties style:font-name="Liberation Serif1" fo:font-size="20pt" fo:font-weight="bold" officeooo:rsid="000dc482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45" style:family="text">
      <style:text-properties style:font-name="Liberation Serif1" fo:language="ru" fo:country="RU" fo:font-weight="bold" officeooo:rsid="000a7172" style:font-name-asian="Droid Sans Fallback" style:font-weight-asian="bold" style:font-name-complex="Droid Sans Devanagari" style:font-weight-complex="bold"/>
    </style:style>
    <style:style style:name="T46" style:family="text">
      <style:text-properties officeooo:rsid="000b241b"/>
    </style:style>
    <style:style style:name="T47" style:family="text">
      <style:text-properties officeooo:rsid="000dc482"/>
    </style:style>
    <style:style style:name="T48" style:family="text">
      <style:text-properties style:font-name="Liberation Serif" officeooo:rsid="000dc482"/>
    </style:style>
    <style:style style:name="T49" style:family="text">
      <style:text-properties style:font-name="Liberation Serif" fo:font-weight="bold" style:font-weight-asian="bold"/>
    </style:style>
    <style:style style:name="T50" style:family="text">
      <style:text-properties style:font-name="Liberation Serif" fo:font-weight="normal" style:font-weight-asian="normal" style:font-weight-complex="normal"/>
    </style:style>
    <style:style style:name="T51" style:family="text">
      <style:text-properties style:font-name="Liberation Serif" fo:font-weight="normal" officeooo:rsid="000dc482" style:font-weight-asian="normal" style:font-weight-complex="normal"/>
    </style:style>
    <style:style style:name="T52" style:family="text">
      <style:text-properties officeooo:rsid="000f6134"/>
    </style:style>
    <style:style style:name="T53" style:family="text">
      <style:text-properties officeooo:rsid="000fd4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Ответы на вопросы лекций</text:p>
      <text:h text:style-name="P12" text:outline-level="1">Первая лекция: «Цифровая трансформация управленческой деятельности»</text:h>
      <text:h text:style-name="P17" text:outline-level="2"><text:span text:style-name="T27"><text:tab/></text:span><text:span text:style-name="T28">1. Ч</text:span><text:span text:style-name="T27">ем отличаются процесс</text:span><text:span text:style-name="T45">ы</text:span><text:span text:style-name="T27"> автоматизации и цифровизации?</text:span></text:h>
      <text:p text:style-name="P1"><text:tab/><text:span text:style-name="T22">Автоматизация предполагает просто замену рутинного человеческого труда машинным, </text:span><text:span text:style-name="T23">а цифровизация – создание информационного пространства для обмена данными между подразделениями и анализ этих данных.</text:span></text:p>
      <text:h text:style-name="Heading_20_2" text:outline-level="2"><text:span text:style-name="T25"><text:tab/>2. </text:span><text:span text:style-name="T24">Опишите как влияет социальность, мобильность, аналитика больших данных и облачные технологии на цифровую трансформацию предприятий?</text:span></text:h>
      <text:p text:style-name="P1"><text:span text:style-name="T24"><text:tab/></text:span><text:span text:style-name="T2">Мобильность и облачные технологии помогают не привязываться к одному месту при осуществлении цифровой трансформации, например, помещать сервера вне предприятия, получать доступ к накопленной информации откуда угодно, где доступен интернет. Аналитика больших данных позволяет вычислить из этих данных закономерности, </text:span><text:span text:style-name="T3">что помогает чётче ставить цель цифровой трансформации предприятия и его развития.</text:span></text:p>
      <text:h text:style-name="Heading_20_2" text:outline-level="2"><text:span text:style-name="T26"><text:tab/>3. </text:span><text:span text:style-name="T24">Опишите одну из субтехнологий.</text:span></text:h>
      <text:p text:style-name="P2"><text:span text:style-name="T24"><text:tab/></text:span><text:span text:style-name="T31">Технология систем распределенного реестр</text:span><text:span text:style-name="T32">а </text:span><text:span text:style-name="T37">–</text:span><text:span text:style-name="T33"> </text:span><text:span text:style-name="T38">подход к созданию баз данных, ключевой особенностью которого является отсутствие единого центра управления. Каждый узел составляет и записывает обновления реестра независимо от других узлов. </text:span></text:p>
      <text:p text:style-name="P3"><text:tab/>Каждый участник системы хранит всю историю изменений и валидирует добавление любых изменений в систему.</text:p>
      <text:p text:style-name="P6"><text:span text:style-name="T14"><text:tab/>Одна из самых популярных реализаций СРР – блокчейн.</text:span><text:span text:style-name="T18"> </text:span><text:span text:style-name="T14">В нём данные о совершенных транзакциях структурируются в виде цепочки связанных блоков транзакций.</text:span></text:p>
      <text:p text:style-name="P6"><text:span text:style-name="T14"><text:tab/></text:span><text:span text:style-name="T15">Сети в этих системах бывают таких типов:</text:span></text:p>
      <text:list xml:id="list2829274091" text:style-name="L1">
        <text:list-item>
          <text:p text:style-name="P21"><text:span text:style-name="T19">Открытые – </text:span><text:span text:style-name="T13">те, где участники анонимны, доступ неограничен, а все инстанции децентрализованы.</text:span></text:p>
        </text:list-item>
        <text:list-item>
          <text:p text:style-name="P21"><text:span text:style-name="T19">Закрытые – </text:span><text:span text:style-name="T13">допуск ограничен и регламентирован согласно правилам сети, статус участников, ответственных за валидацию, закреплен за определенными контрагентами, и в большинстве случаев существует некоторая инстанция, управляющая правилами сети. Роли участников, как правило, следующие:</text:span></text:p>
          <text:list>
            <text:list-item>
              <text:p text:style-name="P22"><text:soft-page-break/>Пользователь – кто-то с разрешением изменять реестр.</text:p>
            </text:list-item>
            <text:list-item>
              <text:p text:style-name="P22">Валидатор – узел, который может обновлять реестр.</text:p>
            </text:list-item>
            <text:list-item>
              <text:p text:style-name="P22">Посредник – промежуточное звено меж системой и внешними участниками.</text:p>
            </text:list-item>
            <text:list-item>
              <text:p text:style-name="P22">Администратор – тот, кто является провайдером услуг в системе, устанавливает стандарты и регулирует вопросы.</text:p>
            </text:list-item>
          </text:list>
        </text:list-item>
        <text:list-item>
          <text:p text:style-name="P21"><text:span text:style-name="T19">Гибридные сети – </text:span><text:span text:style-name="T13">сочетают свойства и тех, и других.</text:span></text:p>
        </text:list-item>
      </text:list>
      <text:p text:style-name="P5"><text:span text:style-name="T19"><text:tab/></text:span><text:span text:style-name="T16">Большинство алгоритмов консенсуса используют хеширование или другие приёмы криптографии.</text:span></text:p>
      <text:p text:style-name="P4"/>
      <text:h text:style-name="Heading_20_2" text:outline-level="2"><text:span text:style-name="T39"><text:tab/></text:span><text:span text:style-name="T40">4. Какие дорожные карты созданы для развития цифровой экономики в России?</text:span></text:h>
      <text:list xml:id="list2012077378" text:style-name="L2">
        <text:list-item>
          <text:p text:style-name="P24"><text:span text:style-name="T17">Новосибирский институт программных систем (НИПС) - </text:span><text:a xlink:type="simple" xlink:href="https://cdto.wiki/Ссылки:Дорожная_карта_развития_«сквозной»_цифровой_технологии_«Системы_распределенного_реестра»" text:style-name="Internet_20_link" text:visited-style-name="Visited_20_Internet_20_Link"><text:span text:style-name="T17">дорожная карта развития СЦТ Системы распределённого реестра</text:span></text:a><text:span text:style-name="T17">.</text:span></text:p>
        </text:list-item>
        <text:list-item>
          <text:p text:style-name="P23">«Цифровая экономика России» от 28 июля 2017.</text:p>
        </text:list-item>
      </text:list>
      <text:p text:style-name="P8">«Внедрение сквозных технологий» от 2 сентября 2018.</text:p>
      <text:h text:style-name="P13" text:outline-level="1">Вторая лекция: <text:s/>«<text:span text:style-name="T41">Цифровые навыки, компетенции и риски</text:span>»</text:h>
      <text:h text:style-name="P18" text:outline-level="2"><text:span text:style-name="T27"><text:tab/></text:span><text:span text:style-name="T28">1. </text:span><text:span text:style-name="T29">Чем характеризуются цифровые компетенции?</text:span></text:h>
      <text:list xml:id="list692780696" text:style-name="L3">
        <text:list-item>
          <text:p text:style-name="P25"><text:span text:style-name="T8">Потребление:</text:span><text:span text:style-name="T20"> п</text:span><text:span text:style-name="T9">рименение цифровых компетенций в рамках определенных жизненных ситуаций приводит к потреблению </text:span><text:span text:style-name="T10">разных</text:span><text:span text:style-name="T9"> цифровых ресурсов.</text:span></text:p>
        </text:list-item>
        <text:list-item>
          <text:p text:style-name="P26"><text:span text:style-name="T7">Компетенции:</text:span><text:span text:style-name="T9"> способность верно выбирать технологии и использовать их.</text:span></text:p>
        </text:list-item>
        <text:list-item>
          <text:p text:style-name="P25"><text:span text:style-name="T8">Безопасность: </text:span><text:span text:style-name="T20">навыки, которые обеспечивают пользователям цифровую безопасность.</text:span></text:p>
        </text:list-item>
      </text:list>
      <text:h text:style-name="Heading_20_2" text:outline-level="2"><text:tab/><text:span text:style-name="T42">2. </text:span><text:span text:style-name="T29">Опишите технологические революции и их различия меж собой. Какие риски и проблемы они принесли государствам и населению?</text:span></text:h>
      <text:p text:style-name="P9"><text:span text:style-name="T29"><text:tab/></text:span><text:span text:style-name="T4">Первая индустриальная революция роисходила в 18 – 19 веках. Ключевыми предпосылками называют аграрный переворот и механизация ручного труда, которая невероятно увеличила производительность. </text:span><text:span text:style-name="T34">Проблема: безработница, вызванная увольнением низкоквалифицированных работников.</text:span></text:p>
      <text:p text:style-name="Text_20_body"><text:tab/>Вторая промышленная революция началась в 1870 году и продолжалась до 1914 года, начала Первой мировой войны. Ее предпосылками стали нарастающие успехи в физике и химии и стремление внедрить научные достижения в производство. <text:span text:style-name="T35">Проблема: плохие условия труда.</text:span></text:p>
      <text:p text:style-name="Text_20_body"><text:tab/><text:span text:style-name="T46">Третья н</text:span>ачалась в 1960-е годы и характеризовалась автоматизацией производства. Предпосылкой ее стало применение ядерной энергии в промышленности и необходимость перемещать радиоактивные материалы без участия человека. <text:span text:style-name="T35">Проблема: идеологические противостояния.</text:span></text:p>
      <text:p text:style-name="Text_20_body"><text:tab/><text:span text:style-name="T46">Четвёртая промышленная революция п</text:span>роисходит прямо сейчас. Ее предпосылкой стало распространение интернета. <text:span text:style-name="T36">Проблема: сбор и анализ данных людей.</text:span></text:p>
      <text:h text:style-name="Heading_20_2" text:outline-level="2"><text:tab/><text:span text:style-name="T30">3. Назовите ключевые роли в команде цифрового проекта.</text:span></text:h>
      <text:p text:style-name="Text_20_body"><text:span text:style-name="T30"><text:tab/></text:span><text:span text:style-name="T5">Аналитик данных, инженер данных, исследователь данных, владелец процессов, процессный аналитик, владелец продукта, руководитель проекта, администратор проекта, дизайнер интерфейса, тестировщик, эксперт по </text:span><text:soft-page-break/><text:span text:style-name="T5">клиентскому опыту, Scrum-мастер, архитектор данных, бизнес-архитектор, технический писатель, системный аналитик.</text:span></text:p>
      <text:h text:style-name="P14" text:outline-level="1"><text:span text:style-name="T43">Третья</text:span> лекция: <text:s/>«<text:span text:style-name="T44">Цифровая платформа для бизнеса и государства</text:span>»</text:h>
      <text:h text:style-name="P19" text:outline-level="2">1. Опишите ключевые процессы цифровой экономики</text:h>
      <text:list xml:id="list1639891818" text:style-name="L4">
        <text:list-item>
          <text:p text:style-name="P27">Ускорение – наращивания темпа развития.</text:p>
        </text:list-item>
        <text:list-item>
          <text:p text:style-name="P27">Цифровизация – создание<text:span text:style-name="T11"> информационного пространства.</text:span></text:p>
        </text:list-item>
        <text:list-item>
          <text:p text:style-name="P27"><text:span text:style-name="T11">Г</text:span><text:span text:style-name="T9">лобализация – объединение государств, наций для работы над одной целью.</text:span></text:p>
        </text:list-item>
        <text:list-item>
          <text:p text:style-name="P28">Экологизация – уменьшение вреда природе при производстве и деятельности.</text:p>
        </text:list-item>
        <text:list-item>
          <text:p text:style-name="P28">Демографические изменения</text:p>
        </text:list-item>
      </text:list>
      <text:h text:style-name="P19" text:outline-level="2">2. <text:s/>Что такое цифровая платформа предприятия?</text:h>
      <text:p text:style-name="P10"><text:tab/><text:span text:style-name="T47">Это группа технологий, которые используются в качестве основы, обеспечивающей создание конкретизированной и специализированной системы цифрового взаимодействия.</text:span></text:p>
      <text:h text:style-name="Heading_20_2" text:outline-level="2"><text:span text:style-name="T47">3. </text:span>Опишите концепцию «Государство как платформа»? </text:h>
      <text:p text:style-name="Text_20_body"><text:tab/>Государство как платформа обеспечивает переход от предоставления единичных сервисов к комплексному решению жизненных ситуаций граждан, оказанию проактивных государственных услуг.</text:p>
      <text:h text:style-name="Heading_20_2" text:outline-level="2"><text:span text:style-name="T48">4. </text:span><text:span text:style-name="T49">Что представляет собой „Экономика доступа“?</text:span></text:h>
      <text:p text:style-name="Text_20_body"><text:span text:style-name="T49"><text:tab/></text:span><text:span text:style-name="T51">Цифровая экономика </text:span><text:span text:style-name="T50">име</text:span><text:span text:style-name="T51">е</text:span><text:span text:style-name="T50">т дело с арендой, доступом, а не с продажей товаров. В цифровой экономике человек может платить за пользу, за эффект, который приносит какой-то товар, и не платить за факт владения товаром.</text:span></text:p>
      <text:h text:style-name="P15" text:outline-level="1">Четвёртая лекция: «Цифровой паспорт предприятия»</text:h>
      <text:h text:style-name="Heading_20_2" text:outline-level="2">1. Для чего необходим цифровой паспорт предприятия?</text:h>
      <text:p text:style-name="Text_20_body"><text:tab/><text:span text:style-name="T47">Он позволяет оценить текущий уровень цифрового развития и готовности промышленного предприятия к дальнейшей цифровой трансформации.</text:span></text:p>
      <text:h text:style-name="P19" text:outline-level="2">2. Что такое ГИСП и зачем нужна эта система?</text:h>
      <text:p text:style-name="P10"><text:tab/><text:span text:style-name="T47">ГИСП – </text:span><text:span text:style-name="T12">Г</text:span><text:span text:style-name="T47">осударственная </text:span><text:span text:style-name="T12">И</text:span><text:span text:style-name="T47">нформационная </text:span><text:span text:style-name="T12">С</text:span><text:span text:style-name="T47">истема </text:span><text:span text:style-name="T12">П</text:span><text:span text:style-name="T47">ромышленности.</text:span></text:p>
      <text:p text:style-name="P10"><text:tab/><text:span text:style-name="T47">Она позволяет инвестировать в промышленность, создавать предприятия, получать господдержку для них, продвигать продукцию на внутреннем и внешн</text:span><text:span text:style-name="T12">ем </text:span><text:span text:style-name="T47">рынках, анализировать и делать прогнозы на основе статистических данных.</text:span></text:p>
      <text:p text:style-name="P7">3. Какие параметры учитываются при расчёте индекса цифровизации?</text:p>
      <text:p text:style-name="P7"><text:tab/><text:span text:style-name="T1">Широкополосный интернет, облачные сервисы, RFID-технологии, ERP-системы, электронные продажи через вебсайт, экстранет или EDI-системы.</text:span></text:p>
      <text:h text:style-name="Heading_20_2" text:outline-level="2">4. Что можно создать на основе смарт-паспорта?</text:h>
      <text:p text:style-name="Text_20_body"><text:tab/><text:span text:style-name="T6">Можно </text:span><text:span text:style-name="T21">перенести</text:span><text:span text:style-name="T6"> любой документ в цифровой вид.</text:span></text:p>
      <text:h text:style-name="P16" text:outline-level="1">Пят<text:span text:style-name="T52">ая лекция: «</text:span><text:span text:style-name="T53">Цифровой подрыв</text:span><text:span text:style-name="T52">»</text:span></text:h>
      <text:h text:style-name="P20" text:outline-level="2">1. Что означает „дизрупция“?</text:h>
      <text:p text:style-name="P31"><text:tab/><text:span text:style-name="T53">Процесс революционного преобразования производственных отношений, внедрения прорывных технологий, новых моделей бизнеса.</text:span></text:p>
      <text:h text:style-name="Heading_20_2" text:outline-level="2">2. Опишите причины возникновения цифрового подрыва.</text:h>
      <text:list xml:id="list2350364636" text:style-name="L6">
        <text:list-item>
          <text:p text:style-name="P29">Технологические инновации – хоть сами по себе не вызывают подрыв, но он случается, если они используются партнёрами, клиентами, конкурентами и другмими заинтересованными сторонами.</text:p>
        </text:list-item>
        <text:list-item>
          <text:p text:style-name="P29">Прорывные изобретения – <text:span text:style-name="T9">могут</text:span> вызвать подрыв в любой сфере. В цифровой сфере подрыв вызвали изобретение смартфонов, соцсети и приложения.</text:p>
        </text:list-item>
        <text:list-item>
          <text:p text:style-name="P29">Поведение потребителей – удобство и простота во взаимоотношениях с бизнесом для потребителей тоже привели к цифровому подрыву.</text:p>
        </text:list-item>
        <text:list-item>
          <text:p text:style-name="P29">Перемены в окружающем мире – любые перемены, которые могут потребовать цифровой трансформации.</text:p>
        </text:list-item>
      </text:list>
      <text:h text:style-name="Heading_20_2" text:outline-level="2">3. Опишите этапы подготовки цифровой трансформации.</text:h>
      <text:list xml:id="list3728038700" text:style-name="L7">
        <text:list-item>
          <text:p text:style-name="P30">Планирование – оценка положения, постановка целей, составление бюджета.</text:p>
        </text:list-item>
        <text:list-item>
          <text:p text:style-name="P30">Обеспечение административным ресурсом – поддержка руководства, понимание всех процессов.</text:p>
        </text:list-item>
        <text:list-item>
          <text:p text:style-name="P30">Выбор партнёров – выбор партнёров, которые могут предоставить ресурсы, проконсультировать, поделиться успешными практиками.</text:p>
        </text:list-item>
        <text:list-item>
          <text:p text:style-name="P30">Доведение плана до сотрудников – донетсти структурную схему, план перехода, ценность проекта до персонала.</text:p>
        </text:list-item>
        <text:list-item>
          <text:p text:style-name="P30">Старт трансформации – исполнение намеченной стратегии на всех уровнях персонала с фокусом на поставленных целях бизнес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Droid Sans Devanagari1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  <style:font-face style:name="Tw Cen MT" svg:font-family="'Tw Cen M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v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v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6cm" style:contextual-spacing="false" fo:text-align="center" style:justify-single-word="false">
        <style:tab-stops/>
      </style:paragraph-properties>
      <style:text-properties style:font-name="Liberation Serif1" fo:font-family="'Liberation Serif'" style:font-style-name="Bold" style:font-family-generic="roman" style:font-pitch="variable" fo:font-size="20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Roboto" style:font-family-asian="Roboto" style:font-family-generic-asian="system" style:font-pitch-asian="variable" style:font-size-asian="18pt" style:font-name-complex="Tw Cen MT" style:font-family-complex="'Tw Cen M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50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5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Tw Cen MT" style:font-family-complex="'Tw Cen M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50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5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Droid Sans Devanagari1" fo:font-family="'Droid Sans Devanagari'" style:font-family-generic="roman" style:font-pitch="variable" fo:font-size="50pt" fo:letter-spacing="normal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5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Tw Cen MT" style:font-family-complex="'Tw Cen MT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Tw Cen MT" style:font-family-complex="'Tw Cen MT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/>
      <style:text-properties style:font-name="Liberation Serif1" fo:font-family="'Liberation Serif'" style:font-style-name="Bold" style:font-family-generic="roman" style:font-pitch="variable" fo:font-size="15pt" fo:language="ru" fo:country="RU" fo:font-weight="bold" style:font-size-asian="15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5:00:38.073127544</meta:creation-date>
    <dc:date>2021-12-21T18:51:07.173285178</dc:date>
    <meta:editing-duration>PT37M22S</meta:editing-duration>
    <meta:editing-cycles>5</meta:editing-cycles>
    <meta:generator>LibreOffice/7.1.4.2$Linux_X86_64 LibreOffice_project/10$Build-2</meta:generator>
    <meta:document-statistic meta:table-count="0" meta:image-count="0" meta:object-count="0" meta:page-count="7" meta:paragraph-count="72" meta:word-count="924" meta:character-count="7593" meta:non-whitespace-character-count="6709"/>
  </office:meta>
</office:document-meta>
</file>